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DejaVu Sans Mono" style:font-name-complex="DejaVu Sans Mono" style:font-style-complex="normal" fo:font-size="9pt" fo:font-weight="normal" fo:font-style="normal" style:font-name-asian="DejaVu Sans Mono" style:font-size-complex="9pt" style:font-weight-asian="normal" style:font-weight-complex="normal" style:font-style-asian="normal" fo:color="#339999" style:font-size-asian="9pt"/>
    </style:style>
    <style:style style:name="T2" style:family="text">
      <style:text-properties style:font-name="DejaVu Sans Mono" style:font-name-complex="DejaVu Sans Mono" style:font-style-complex="normal" fo:font-size="9pt" fo:font-weight="normal" fo:font-style="normal" style:font-name-asian="DejaVu Sans Mono" style:font-size-complex="9pt" style:font-weight-asian="normal" style:font-weight-complex="normal" style:font-style-asian="normal" style:font-size-asian="9pt" fo:color="#ff6600"/>
    </style:style>
    <style:style style:name="T3" style:family="text">
      <style:text-properties style:font-name="DejaVu Sans Mono" style:font-name-complex="DejaVu Sans Mono" style:font-style-complex="normal" fo:font-size="9pt" fo:font-weight="normal" fo:font-style="normal" style:font-name-asian="DejaVu Sans Mono" style:font-size-complex="9pt" style:font-weight-asian="normal" style:font-weight-complex="normal" style:font-style-asian="normal" style:font-size-asian="9pt" fo:color="#339999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rdthday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ovulate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rdthday</text:p>
          </table:table-cell>
          <table:table-cell office:value-type="string" calcext:value-type="string">
            <text:p>=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ak+cycle-3</text:p>
          </table:table-cell>
          <table:table-cell table:number-columns-repeated="2" office:value-type="string" calcext:value-type="string">
            <text:p>ovulate+cycle/2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s-cycle+3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ovulate+3-cycle/2</text:p>
          </table:table-cell>
          <table:table-cell office:value-type="string" calcext:value-type="string">
            <text:p>pms-cycle+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ul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s-cycle/2</text:p>
          </table:table-cell>
          <table:table-cell office:value-type="string" calcext:value-type="string">
            <text:p>Leak-3+cycle/2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pms-cycle/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x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s-cycle/2</text:p>
          </table:table-cell>
          <table:table-cell office:value-type="string" calcext:value-type="string">
            <text:p>Leak-3+cycle/2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pms-cycle/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ak+cycle-3</text:p>
          </table:table-cell>
          <table:table-cell table:number-columns-repeated="2" office:value-type="string" calcext:value-type="string">
            <text:p>ovulate+cycle/2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<text:span text:style-name="T1">BIRTHDAY </text:span><text:span text:style-name="T2">= </text:span><text:span text:style-name="T3">1</text:span><text:span text:style-name="T3"/><text:span text:style-name="T3">PMS </text:span><text:span text:style-name="T2">= </text:span><text:span text:style-name="T3">2</text:span><text:span text:style-name="T3"/><text:span text:style-name="T3">MENSTRUAL </text:span><text:span text:style-name="T2">= </text:span><text:span text:style-name="T3">3</text:span><text:span text:style-name="T3"/><text:span text:style-name="T3">OVULATE </text:span><text:span text:style-name="T2">= </text:span><text:span text:style-name="T3">4</text:span><text:span text:style-name="T3"/><text:span text:style-name="T3">SEXY </text:span><text:span text:style-name="T2">= </text:span><text:span text:style-name="T3">5</text:span><text:span text:style-name="T3"/><text:span text:style-name="T3">EVIL </text:span><text:span text:style-name="T2">= </text:span><text:span text:style-name="T3">6</text:span><text:span text:style-name="T3"/>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-что вычисляем</text:p>
          </table:table-cell>
          <table:table-cell table:number-columns-repeated="2"/>
          <table:table-cell office:value-type="string" calcext:value-type="string">
            <text:p>Id-через кого вычисляе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k-3+cycle/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5-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ak+cycle-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6-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vulate+3-cycle/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3-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vulate+cycle/2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6-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ms-cycle+3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s-cycle/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5-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ase</text:p>
          </table:table-cell>
          <table:table-cell table:number-columns-repeated="3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1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rdthday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ovulate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rdthday</text:p>
          </table:table-cell>
          <table:table-cell office:value-type="string" calcext:value-type="string">
            <text:p>=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ak+cycle-3</text:p>
          </table:table-cell>
          <table:table-cell table:number-columns-repeated="2" office:value-type="string" calcext:value-type="string">
            <text:p>ovulate+cycle/2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s+3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Ovulate-3+cycle/2</text:p>
          </table:table-cell>
          <table:table-cell office:value-type="string" calcext:value-type="string">
            <text:p>pms+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ul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s+cycle/2</text:p>
          </table:table-cell>
          <table:table-cell office:value-type="string" calcext:value-type="string">
            <text:p>Leak-3+cycle/2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pms+cycle/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x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s+cycle/2</text:p>
          </table:table-cell>
          <table:table-cell office:value-type="string" calcext:value-type="string">
            <text:p>Leak-3+cycle/2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pms+cycle/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ak+cycle-3</text:p>
          </table:table-cell>
          <table:table-cell table:number-columns-repeated="2" office:value-type="string" calcext:value-type="string">
            <text:p>ovulate+cycle/2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<text:span text:style-name="T1">BIRTHDAY </text:span><text:span text:style-name="T2">= </text:span><text:span text:style-name="T3">1</text:span><text:span text:style-name="T3"/><text:span text:style-name="T3">PMS </text:span><text:span text:style-name="T2">= </text:span><text:span text:style-name="T3">2</text:span><text:span text:style-name="T3"/><text:span text:style-name="T3">MENSTRUAL </text:span><text:span text:style-name="T2">= </text:span><text:span text:style-name="T3">3</text:span><text:span text:style-name="T3"/><text:span text:style-name="T3">OVULATE </text:span><text:span text:style-name="T2">= </text:span><text:span text:style-name="T3">4</text:span><text:span text:style-name="T3"/><text:span text:style-name="T3">SEXY </text:span><text:span text:style-name="T2">= </text:span><text:span text:style-name="T3">5</text:span><text:span text:style-name="T3"/><text:span text:style-name="T3">EVIL </text:span><text:span text:style-name="T2">= </text:span><text:span text:style-name="T3">6</text:span><text:span text:style-name="T3"/>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-что вычисляем</text:p>
          </table:table-cell>
          <table:table-cell table:number-columns-repeated="2"/>
          <table:table-cell office:value-type="string" calcext:value-type="string">
            <text:p>Id-через кого вычисляе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k-3+cycle/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5-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ak+cycle-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6-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vulate-3+cycle/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3-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vulate+cycle/2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6-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ms+3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ms+cycle/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5-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ase</text:p>
          </table:table-cell>
          <table:table-cell table:number-columns-repeated="3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33:40.349451275</meta:creation-date>
    <dc:date>2015-05-20T22:43:00.461199060</dc:date>
    <meta:editing-duration>PT47M42S</meta:editing-duration>
    <meta:editing-cycles>1</meta:editing-cycles>
    <meta:document-statistic meta:table-count="2" meta:cell-count="172" meta:object-count="0"/>
    <meta:generator>LibreOffice/4.2.8.2$Linux_x86 LibreOffice_project/420m0$Build-2</meta:generator>
  </office:meta>
</office:document-meta>
</file>